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umTest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Test.test_enum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setValue( 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est.test_enum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est.test_enum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est.test_enum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est.test_enum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